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73" table:formula="of:=FREQUENCY([.B7:.B106];[.H7:.H79])" office:value-type="float" office:value="0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2M00S">
            <text:p>12:52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2H55M00S">
            <text:p>12:55:00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2H58M00S">
            <text:p>12:58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01M00S">
            <text:p>13:0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04M00S">
            <text:p>13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07M00S">
            <text:p>13:07:00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10M00S">
            <text:p>13:10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16M00S">
            <text:p>13:16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19M00S">
            <text:p>13:1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22M00S">
            <text:p>13:22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3H25M00S">
            <text:p>13:2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3H28M00S">
            <text:p>13:28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3H31M00S">
            <text:p>13:31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3H34M00S">
            <text:p>13:3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3H40M00S">
            <text:p>13:40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3H43M00S">
            <text:p>13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3H46M00S">
            <text:p>13:46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3H52M00S">
            <text:p>13:52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3H55M00S">
            <text:p>13:5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3H58M00S">
            <text:p>13:58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04M00S">
            <text:p>14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4H07M00S">
            <text:p>14:0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10M00S">
            <text:p>14:10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4H16M00S">
            <text:p>14:16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4H19M00S">
            <text:p>14:1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4H22M00S">
            <text:p>14:22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4H28M00S">
            <text:p>14:2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4H31M00S">
            <text:p>14:3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4H34M00S">
            <text:p>14:34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4H37M00S">
            <text:p>14:37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 office:value-type="time" office:time-value="PT14H40M00S">
            <text:p>14:40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4H43M00S">
            <text:p>14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 office:value-type="time" office:time-value="PT14H46M00S">
            <text:p>14:46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12M30S">
            <text:p>14:12:30</text:p>
          </table:table-cell>
          <table:table-cell table:style-name="ce3" office:value-type="time" office:time-value="PT00H08M19S">
            <text:p>00:08:19</text:p>
          </table:table-cell>
          <table:table-cell table:style-name="ce3" office:value-type="time" office:time-value="PT00H09M22S">
            <text:p>00:09:22</text:p>
          </table:table-cell>
          <table:table-cell table:style-name="ce9" office:value-type="time" office:time-value="PT14H52M00S">
            <text:p>14:52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4H55M00S">
            <text:p>14:5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 office:value-type="time" office:time-value="PT14H58M00S">
            <text:p>14:5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5H01M00S">
            <text:p>15:0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9" office:value-type="time" office:time-value="PT15H04M00S">
            <text:p>15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9" office:value-type="time" office:time-value="PT15H07M00S">
            <text:p>15:0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9" office:value-type="time" office:time-value="PT15H10M00S">
            <text:p>15:10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9" office:value-type="time" office:time-value="PT15H16M00S">
            <text:p>15:16:00</text:p>
          </table:table-cell>
          <table:table-cell table:style-name="ce2" office:value-type="float" office:value="2">
            <text:p>2</text:p>
          </table:table-cell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 office:value-type="time" office:time-value="PT15H19M00S">
            <text:p>15:19:00</text:p>
          </table:table-cell>
          <table:table-cell office:value-type="float" office:value="3">
            <text:p>3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 office:value-type="time" office:time-value="PT15H22M00S">
            <text:p>15:22:00</text:p>
          </table:table-cell>
          <table:table-cell office:value-type="float" office:value="1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5H25M00S">
            <text:p>15:25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 office:value-type="time" office:time-value="PT15H28M00S">
            <text:p>15:28:00</text:p>
          </table:table-cell>
          <table:table-cell office:value-type="float" office:value="1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 office:value-type="time" office:time-value="PT15H31M00S">
            <text:p>15:3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 office:value-type="time" office:time-value="PT15H34M00S">
            <text:p>15:34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 office:value-type="time" office:time-value="PT15H40M00S">
            <text:p>15:40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 office:value-type="time" office:time-value="PT15H43M00S">
            <text:p>15:4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 office:value-type="time" office:time-value="PT15H46M00S">
            <text:p>15:46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 office:value-type="time" office:time-value="PT15H52M00S">
            <text:p>15:52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 office:value-type="time" office:time-value="PT15H55M00S">
            <text:p>15:55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 office:value-type="time" office:time-value="PT15H58M00S">
            <text:p>15:5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 office:value-type="time" office:time-value="PT16H04M00S">
            <text:p>16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 office:value-type="time" office:time-value="PT16H07M00S">
            <text:p>16:0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 office:value-type="time" office:time-value="PT16H10M00S">
            <text:p>16:10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 office:value-type="time" office:time-value="PT16H13M00S">
            <text:p>16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 office:value-type="time" office:time-value="PT16H16M00S">
            <text:p>16:16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 office:value-type="time" office:time-value="PT16H22M00S">
            <text:p>16:22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formula="of:=MAX([.I7:.I79])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04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04:01:37.57</dc:date>
    <meta:editing-duration>PT15H53M8S</meta:editing-duration>
    <meta:editing-cycles>66</meta:editing-cycles>
    <meta:generator>OpenOffice/4.1.1$Win32 OpenOffice.org_project/411m6$Build-9775</meta:generator>
    <meta:document-statistic meta:table-count="3" meta:cell-count="872" meta:object-count="0"/>
  </office:meta>
</office:document-meta>
</file>